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15.999cm" svg:height="8.999cm" svg:x="12.208cm" svg:y="2.491cm">
            <draw:object draw:notify-on-update-of-ranges="List1.A2:List1.A15 List1.B2:List1.B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55" calcext:value-type="float">
            <text:p>1,0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69" calcext:value-type="float">
            <text:p>1,1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38" calcext:value-type="float">
            <text:p>1,3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54" calcext:value-type="float">
            <text:p>1,3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19" calcext:value-type="float">
            <text:p>1,6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95" calcext:value-type="float">
            <text:p>1,6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845" calcext:value-type="float">
            <text:p>1,8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433" calcext:value-type="float">
            <text:p>2,4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152" calcext:value-type="float">
            <text:p>3,1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71" calcext:value-type="float">
            <text:p>3,5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86" calcext:value-type="float">
            <text:p>3,8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5T21:28:01.397616281</dc:date>
    <dc:creator>ondra </dc:creator>
    <meta:document-statistic meta:table-count="1" meta:cell-count="30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54cm" svg:y="0.316cm" chart:style-name="ch2">
          <text:p>Závislost velikosti matic a času potřebného na jejich vynásobení</text:p>
        </chart:title>
        <chart:plot-area chart:style-name="ch3" table:cell-range-address="List1.A2:List1.B15" chart:data-source-has-labels="column" svg:x="1.331cm" svg:y="1.301cm" svg:width="14.349cm" svg:height="6.538cm">
          <chartooo:coordinate-region svg:x="2.058cm" svg:y="1.5cm" svg:width="13.435cm" svg:height="5.692cm"/>
          <chart:axis chart:dimension="x" chart:name="primary-x" chart:style-name="ch4" chartooo:axis-type="auto">
            <chart:title svg:x="7.376cm" svg:y="8.019cm" chart:style-name="ch5">
              <text:p>Velikost matice</text:p>
            </chart:title>
            <chart:categories table:cell-range-address="List1.A2:List1.A15"/>
          </chart:axis>
          <chart:axis chart:dimension="y" chart:name="primary-y" chart:style-name="ch4">
            <chart:title svg:x="0.451cm" svg:y="5.143cm" chart:style-name="ch6">
              <text:p>Čas (s)</text:p>
            </chart:title>
            <chart:grid chart:style-name="ch7" chart:class="major"/>
          </chart:axis>
          <chart:series chart:style-name="ch8" chart:values-cell-range-address="List1.B2:List1.B15" chart:class="chart:scatter">
            <chart:domain table:cell-range-address="List1.A2:List1.A15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B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List1.A2:List1.A15</svg:desc>
                </draw:g>
              </table:table-cell>
              <table:table-cell office:value-type="float" office:value="1.055">
                <text:p>1.055</text:p>
                <draw:g>
                  <svg:desc>List1.B2:List1.B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338">
                <text:p>1.33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354">
                <text:p>1.35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19">
                <text:p>1.61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95">
                <text:p>1.69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845">
                <text:p>1.8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433">
                <text:p>2.43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.152">
                <text:p>3.15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.571">
                <text:p>3.57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886">
                <text:p>3.8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